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2083in" loext:contextual-spacing="false"/>
    </style:style>
    <style:style style:name="P3" style:family="paragraph" style:parent-style-name="Preformatted_20_Text">
      <style:paragraph-properties fo:margin-top="0in" fo:margin-bottom="0.2083in" loext:contextual-spacing="false"/>
      <style:text-properties fo:color="#c9211e"/>
    </style:style>
    <style:style style:name="P4" style:family="paragraph" style:parent-style-name="Preformatted_20_Text">
      <style:paragraph-properties fo:margin-top="0in" fo:margin-bottom="0.2083in" loext:contextual-spacing="false"/>
      <style:text-properties officeooo:paragraph-rsid="00108b8b"/>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5"/>
    <style:style style:name="P8" style:family="paragraph" style:parent-style-name="Text_20_body">
      <style:text-properties loext:padding="0in" loext:border="none"/>
    </style:style>
    <style:style style:name="P9" style:family="paragraph" style:parent-style-name="Text_20_body">
      <style:paragraph-properties fo:text-align="center" style:justify-single-word="false"/>
      <style:text-properties fo:color="#c9211e"/>
    </style:style>
    <style:style style:name="P10" style:family="paragraph" style:parent-style-name="Text_20_body">
      <style:paragraph-properties fo:margin-top="0in" fo:margin-bottom="0in" loext:contextual-spacing="false"/>
    </style:style>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loext:padding="0in" loext:border="none"/>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paragraph-properties fo:margin-top="0in" fo:margin-bottom="0in" loext:contextual-spacing="false"/>
      <style:text-properties officeooo:paragraph-rsid="001024e0"/>
    </style:style>
    <style:style style:name="T1" style:family="text">
      <style:text-properties loext:padding="0in" loext:border="none"/>
    </style:style>
    <style:style style:name="T2" style:family="text">
      <style:text-properties fo:color="#c9211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HTTP Request Methods: GET vs POST</text:h>
      <text:p text:style-name="P16">The Hypertext Transfer Protocol (HTTP) works as a request-response protocol between a client and server. Here’s an example:</text:p>
      <text:p text:style-name="P16">Setting your network credentials</text:p>
      <text:p text:style-name="Text_20_body">Modify the next lines with your network credentials: SSID and password. The code is well commented on where you should make the changes.</text:p>
      <text:p text:style-name="Standard">You can use the preceding links or go directly to <text:a xlink:type="simple" xlink:href="https://makeradvisor.com/tools/?utm_source=rnt&amp;utm_medium=post&amp;utm_campaign=post" office:target-frame-name="_blank" xlink:show="new" text:style-name="Internet_20_link" text:visited-style-name="Visited_20_Internet_20_Link">MakerAdvisor.com/tools</text:a> to find all the parts for your projects at the best price!</text:p>
      <text:h text:style-name="Heading_20_3" text:outline-level="3">Preparing Node-RED (optional)</text:h>
      <text:p text:style-name="Text_20_body">As an example, we’ll create a web service with a Raspberry Pi and Node-RED to act as a web service (like an API). Basically, you’ll make HTTP GET and HTTP POST requests to your Raspberry Pi to get values or update them. You can use any other web service.</text:p>
      <text:p text:style-name="Text_20_body">If you don’t have Node-RED installed, follow the next tutorials:</text:p>
      <text:list xml:id="list3277472152" text:style-name="L5">
        <text:list-item>
          <text:p text:style-name="P15"><text:a xlink:type="simple" xlink:href="https://randomnerdtutorials.com/getting-started-with-node-red-on-raspberry-pi/" text:style-name="Internet_20_link" text:visited-style-name="Visited_20_Internet_20_Link">Getting Started with Node-RED on Raspberry Pi</text:a></text:p>
        </text:list-item>
        <text:list-item>
          <text:p text:style-name="P7"><text:a xlink:type="simple" xlink:href="https://randomnerdtutorials.com/getting-started-with-node-red-dashboard/" text:style-name="Internet_20_link" text:visited-style-name="Visited_20_Internet_20_Link">Installing and Getting Started with Node-RED Dashboard</text:a></text:p>
        </text:list-item>
      </text:list>
      <text:p text:style-name="Text_20_body">Having Node-RED running on your Raspberry Pi, go to your Raspberry Pi IP address followed by :1880.</text:p>
      <text:p text:style-name="P1"><text:span text:style-name="Source_20_Text">http://raspberry-pi-ip-address:1880</text:span></text:p>
      <text:p text:style-name="Text_20_body">The Node-RED interface should open. You can simply import the final flow</text:p>
      <text:p text:style-name="Text_20_body">Go to <text:span text:style-name="Strong_20_Emphasis">Menu</text:span> &gt; <text:span text:style-name="Strong_20_Emphasis">Import</text:span> and copy the following to your Clipboard to create your Node-RED flow.</text:p>
      <text:p text:style-name="P2"><text:a xlink:type="simple" xlink:href="https://github.com/RuiSantosdotme/Random-Nerd-Tutorials/raw/master/Projects/ESP32/HTTP/HTTP_NodeRED_Flow.txt" office:target-frame-name="_blank" xlink:show="new" text:style-name="Internet_20_link" text:visited-style-name="Visited_20_Internet_20_Link"><text:span text:style-name="Source_20_Text"/></text:a></text:p>
      <text:h text:style-name="Heading_20_3" text:outline-level="3">Other Web Services or APIs</text:h>
      <text:p text:style-name="Text_20_body">In this guide, the ESP32 performs HTTP requests to Node-RED, but you can use these examples with other services like ThingSpeak, IFTTT.com (Web Hooks service), OpenWeatherMap.org, <text:a xlink:type="simple" xlink:href="https://randomnerdtutorials.com/control-esp32-esp8266-gpios-from-anywhere/" text:style-name="Internet_20_link" text:visited-style-name="Visited_20_Internet_20_Link">PHP server</text:a>, etc… All examples presented in this guide will also work with other APIs.</text:p>
      <text:p text:style-name="Text_20_body">In summary, to make this guide compatible with any service, you need to search for the service API documentation. Then, you need the server name (URL or IP address), and parameters to send in the request (URL path or request body). Finally, modify our examples to integrate with any API you want to use.</text:p>
      <text:h text:style-name="Heading_20_2" text:outline-level="2"><text:bookmark text:name="http-get-1"/>1. ESP32 HTTP GET: Value or Query in URL</text:h>
      <text:p text:style-name="Text_20_body">In the first example, the ESP32 will make an HTTP GET request to update a reading in a service. This type of request could also be used to filter a value, request a value or return a JSON object.</text:p>
      <text:h text:style-name="Heading_20_3" text:outline-level="3"><text:soft-page-break/>Code ESP32 HTTP GET with Arduino IDE</text:h>
      <text:p text:style-name="Text_20_body">After installing the necessary board add-ons and libraries, copy the following code to your Arduino IDE, but don’t upload it yet. You need to make some changes to make it work for you.</text:p>
      <text:p text:style-name="P2"><text:span text:style-name="Source_20_Text"/></text:p>
      <text:p text:style-name="P2"><text:span text:style-name="Source_20_Text"><text:span text:style-name="T2">#include &lt;WiFi.h&gt;</text:span></text:span></text:p>
      <text:p text:style-name="P2"><text:span text:style-name="Source_20_Text"><text:span text:style-name="T2">#include &lt;HTTPClient.h&gt;</text:span></text:span></text:p>
      <text:p text:style-name="P3"/>
      <text:p text:style-name="P2"><text:span text:style-name="Source_20_Text"><text:span text:style-name="T2">const char* ssid = "REPLACE_WITH_YOUR_SSID";</text:span></text:span></text:p>
      <text:p text:style-name="P2"><text:span text:style-name="Source_20_Text"><text:span text:style-name="T2">const char* password = "REPLACE_WITH_YOUR_PASSWORD";</text:span></text:span></text:p>
      <text:p text:style-name="P3"/>
      <text:p text:style-name="P2"><text:span text:style-name="Source_20_Text"><text:span text:style-name="T2">//Your Domain name with URL path or IP address with path</text:span></text:span></text:p>
      <text:p text:style-name="P2"><text:span text:style-name="Source_20_Text"><text:span text:style-name="T2">String serverName = "http://192.168.1.106:1880/update-sensor";</text:span></text:span></text:p>
      <text:p text:style-name="P3"/>
      <text:p text:style-name="P2"><text:span text:style-name="Source_20_Text"><text:span text:style-name="T2">// the following variables are unsigned longs because the time, measured in</text:span></text:span></text:p>
      <text:p text:style-name="P2"><text:span text:style-name="Source_20_Text"><text:span text:style-name="T2">// milliseconds, will quickly become a bigger number than can be stored in an int.</text:span></text:span></text:p>
      <text:p text:style-name="P2"><text:span text:style-name="Source_20_Text"><text:span text:style-name="T2">unsigned long lastTime = 0;</text:span></text:span></text:p>
      <text:p text:style-name="P2"><text:span text:style-name="Source_20_Text"><text:span text:style-name="T2">// Timer set to 10 minutes (600000)</text:span></text:span></text:p>
      <text:p text:style-name="P2"><text:span text:style-name="Source_20_Text"><text:span text:style-name="T2">//unsigned long timerDelay = 600000;</text:span></text:span></text:p>
      <text:p text:style-name="P2"><text:span text:style-name="Source_20_Text"><text:span text:style-name="T2">// Set timer to 5 seconds (5000)</text:span></text:span></text:p>
      <text:p text:style-name="P2"><text:span text:style-name="Source_20_Text"><text:span text:style-name="T2">unsigned long timerDelay = 5000;</text:span></text:span></text:p>
      <text:p text:style-name="P3"/>
      <text:p text:style-name="P2"><text:span text:style-name="Source_20_Text"><text:span text:style-name="T2">void setup() {</text:span></text:span></text:p>
      <text:p text:style-name="P2"><text:span text:style-name="Source_20_Text"><text:span text:style-name="T2"><text:s text:c="2"/>Serial.begin(115200); </text:span></text:span></text:p>
      <text:p text:style-name="P3"/>
      <text:p text:style-name="P2"><text:span text:style-name="Source_20_Text"><text:span text:style-name="T2"><text:s text:c="2"/>WiFi.begin(ssid, password);</text:span></text:span></text:p>
      <text:p text:style-name="P2"><text:span text:style-name="Source_20_Text"><text:span text:style-name="T2"><text:s text:c="2"/>Serial.println("Connecting");</text:span></text:span></text:p>
      <text:p text:style-name="P2"><text:span text:style-name="Source_20_Text"><text:span text:style-name="T2"><text:s text:c="2"/>while(WiFi.status() != WL_CONNECTED) {</text:span></text:span></text:p>
      <text:p text:style-name="P2"><text:soft-page-break/><text:span text:style-name="Source_20_Text"><text:span text:style-name="T2"><text:s text:c="4"/>delay(500);</text:span></text:span></text:p>
      <text:p text:style-name="P2"><text:span text:style-name="Source_20_Text"><text:span text:style-name="T2"><text:s text:c="4"/>Serial.print(".");</text:span></text:span></text:p>
      <text:p text:style-name="P2"><text:span text:style-name="Source_20_Text"><text:span text:style-name="T2"><text:s text:c="2"/>}</text:span></text:span></text:p>
      <text:p text:style-name="P2"><text:span text:style-name="Source_20_Text"><text:span text:style-name="T2"><text:s text:c="2"/>Serial.println("");</text:span></text:span></text:p>
      <text:p text:style-name="P2"><text:span text:style-name="Source_20_Text"><text:span text:style-name="T2"><text:s text:c="2"/>Serial.print("Connected to WiFi network with IP Address: ");</text:span></text:span></text:p>
      <text:p text:style-name="P2"><text:span text:style-name="Source_20_Text"><text:span text:style-name="T2"><text:s text:c="2"/>Serial.println(WiFi.localIP());</text:span></text:span></text:p>
      <text:p text:style-name="P2"><text:span text:style-name="Source_20_Text"><text:span text:style-name="T2"><text:s/></text:span></text:span></text:p>
      <text:p text:style-name="P2"><text:span text:style-name="Source_20_Text"><text:span text:style-name="T2"><text:s text:c="2"/>Serial.println("Timer set to 5 seconds (timerDelay variable), it will take 5 seconds before publishing the first reading.");</text:span></text:span></text:p>
      <text:p text:style-name="P2"><text:span text:style-name="Source_20_Text"><text:span text:style-name="T2">}</text:span></text:span></text:p>
      <text:p text:style-name="P3"/>
      <text:p text:style-name="P2"><text:span text:style-name="Source_20_Text"><text:span text:style-name="T2">void loop() {</text:span></text:span></text:p>
      <text:p text:style-name="P2"><text:span text:style-name="Source_20_Text"><text:span text:style-name="T2"><text:s text:c="2"/>//Send an HTTP POST request every 10 minutes</text:span></text:span></text:p>
      <text:p text:style-name="P2"><text:span text:style-name="Source_20_Text"><text:span text:style-name="T2"><text:s text:c="2"/>if ((millis() - lastTime) &gt; timerDelay) {</text:span></text:span></text:p>
      <text:p text:style-name="P2"><text:span text:style-name="Source_20_Text"><text:span text:style-name="T2"><text:s text:c="4"/>//Check WiFi connection status</text:span></text:span></text:p>
      <text:p text:style-name="P2"><text:span text:style-name="Source_20_Text"><text:span text:style-name="T2"><text:s text:c="4"/>if(WiFi.status()== WL_CONNECTED){</text:span></text:span></text:p>
      <text:p text:style-name="P2"><text:span text:style-name="Source_20_Text"><text:span text:style-name="T2"><text:s text:c="6"/>HTTPClient http;</text:span></text:span></text:p>
      <text:p text:style-name="P3"/>
      <text:p text:style-name="P2"><text:span text:style-name="Source_20_Text"><text:span text:style-name="T2"><text:s text:c="6"/>String serverPath = serverName + "?temperature=24.37";</text:span></text:span></text:p>
      <text:p text:style-name="P2"><text:span text:style-name="Source_20_Text"><text:span text:style-name="T2"><text:s text:c="6"/></text:span></text:span></text:p>
      <text:p text:style-name="P2"><text:span text:style-name="Source_20_Text"><text:span text:style-name="T2"><text:s text:c="6"/>// Your Domain name with URL path or IP address with path</text:span></text:span></text:p>
      <text:p text:style-name="P2"><text:span text:style-name="Source_20_Text"><text:span text:style-name="T2"><text:s text:c="6"/>http.begin(serverPath.c_str());</text:span></text:span></text:p>
      <text:p text:style-name="P2"><text:span text:style-name="Source_20_Text"><text:span text:style-name="T2"><text:s text:c="6"/></text:span></text:span></text:p>
      <text:p text:style-name="P2"><text:span text:style-name="Source_20_Text"><text:span text:style-name="T2"><text:s text:c="6"/>// Send HTTP GET request</text:span></text:span></text:p>
      <text:p text:style-name="P2"><text:span text:style-name="Source_20_Text"><text:span text:style-name="T2"><text:s text:c="6"/>int httpResponseCode = http.GET();</text:span></text:span></text:p>
      <text:p text:style-name="P2"><text:span text:style-name="Source_20_Text"><text:span text:style-name="T2"><text:s text:c="6"/></text:span></text:span></text:p>
      <text:p text:style-name="P2"><text:soft-page-break/><text:span text:style-name="Source_20_Text"><text:span text:style-name="T2"><text:s text:c="6"/>if (httpResponseCode&gt;0) {</text:span></text:span></text:p>
      <text:p text:style-name="P2"><text:span text:style-name="Source_20_Text"><text:span text:style-name="T2"><text:s text:c="8"/>Serial.print("HTTP Response code: ");</text:span></text:span></text:p>
      <text:p text:style-name="P2"><text:span text:style-name="Source_20_Text"><text:span text:style-name="T2"><text:s text:c="8"/>Serial.println(httpResponseCode);</text:span></text:span></text:p>
      <text:p text:style-name="P2"><text:span text:style-name="Source_20_Text"><text:span text:style-name="T2"><text:s text:c="8"/>String payload = http.getString();</text:span></text:span></text:p>
      <text:p text:style-name="P2"><text:span text:style-name="Source_20_Text"><text:span text:style-name="T2"><text:s text:c="8"/>Serial.println(payload);</text:span></text:span></text:p>
      <text:p text:style-name="P2"><text:span text:style-name="Source_20_Text"><text:span text:style-name="T2"><text:s text:c="6"/>}</text:span></text:span></text:p>
      <text:p text:style-name="P2"><text:span text:style-name="Source_20_Text"><text:span text:style-name="T2"><text:s text:c="6"/>else {</text:span></text:span></text:p>
      <text:p text:style-name="P2"><text:span text:style-name="Source_20_Text"><text:span text:style-name="T2"><text:s text:c="8"/>Serial.print("Error code: ");</text:span></text:span></text:p>
      <text:p text:style-name="P2"><text:span text:style-name="Source_20_Text"><text:span text:style-name="T2"><text:s text:c="8"/>Serial.println(httpResponseCode);</text:span></text:span></text:p>
      <text:p text:style-name="P2"><text:span text:style-name="Source_20_Text"><text:span text:style-name="T2"><text:s text:c="6"/>}</text:span></text:span></text:p>
      <text:p text:style-name="P2"><text:span text:style-name="Source_20_Text"><text:span text:style-name="T2"><text:s text:c="6"/>// Free resources</text:span></text:span></text:p>
      <text:p text:style-name="P2"><text:span text:style-name="Source_20_Text"><text:span text:style-name="T2"><text:s text:c="6"/>http.end();</text:span></text:span></text:p>
      <text:p text:style-name="P2"><text:span text:style-name="Source_20_Text"><text:span text:style-name="T2"><text:s text:c="4"/>}</text:span></text:span></text:p>
      <text:p text:style-name="P2"><text:span text:style-name="Source_20_Text"><text:span text:style-name="T2"><text:s text:c="4"/>else {</text:span></text:span></text:p>
      <text:p text:style-name="P2"><text:span text:style-name="Source_20_Text"><text:span text:style-name="T2"><text:s text:c="6"/>Serial.println("WiFi Disconnected");</text:span></text:span></text:p>
      <text:p text:style-name="P2"><text:span text:style-name="Source_20_Text"><text:span text:style-name="T2"><text:s text:c="4"/>}</text:span></text:span></text:p>
      <text:p text:style-name="P2"><text:span text:style-name="Source_20_Text"><text:span text:style-name="T2"><text:s text:c="4"/>lastTime = millis();</text:span></text:span></text:p>
      <text:p text:style-name="P2"><text:span text:style-name="Source_20_Text"><text:span text:style-name="T2"><text:s text:c="2"/>}</text:span></text:span></text:p>
      <text:p text:style-name="P2"><text:span text:style-name="Source_20_Text"><text:span text:style-name="T2">}</text:span></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list xml:id="list4173803844" text:style-name="L1">
        <text:list-item>
          <text:p text:style-name="P11">The ESP32 (client) submits an HTTP request to a Raspberry Pi running Node-RED (server);</text:p>
        </text:list-item>
        <text:list-item>
          <text:p text:style-name="P11">The server returns a response to the ESP32 (client);</text:p>
        </text:list-item>
        <text:list-item>
          <text:p text:style-name="P5">Finally, the response contains status information about the request and may also contain the requested content.</text:p>
        </text:list-item>
      </text:list>
      <text:h text:style-name="Heading_20_3" text:outline-level="3"><text:soft-page-break/>HTTP GET</text:h>
      <text:p text:style-name="Text_20_body"><text:span text:style-name="Strong_20_Emphasis">GET </text:span>is used to request data from a specified resource. It is often used to get values from APIs.</text:p>
      <text:p text:style-name="Text_20_body">For example, you can have:</text:p>
      <text:p text:style-name="P1"><text:span text:style-name="Source_20_Text">GET /update-sensor?temperature=value1</text:span></text:p>
      <text:p text:style-name="Text_20_body">Note that the query string (<text:span text:style-name="Emphasis">name = temperature</text:span> and <text:span text:style-name="Emphasis">value = value1</text:span>) is sent in the URL of the HTTP GET request.</text:p>
      <text:p text:style-name="Text_20_body">Or you can use a simple request to return a value or JSON object, for example:</text:p>
      <text:p text:style-name="P1"><text:span text:style-name="Source_20_Text">GET /get-sensor</text:span></text:p>
      <text:p text:style-name="Text_20_body"><text:span text:style-name="Emphasis">(With HTTP GET, data is visible to everyone in the URL request.)</text:span></text:p>
      <text:h text:style-name="Heading_20_3" text:outline-level="3">HTTP POST</text:h>
      <text:p text:style-name="Text_20_body"><text:span text:style-name="Strong_20_Emphasis">POST </text:span>is used to send data to a server to create/update a resource. For example, publish sensor readings to a server.</text:p>
      <text:p text:style-name="Text_20_body">The data sent to the server with POST is stored in the request body of the HTTP request:</text:p>
      <text:p text:style-name="Preformatted_20_Text"><text:span text:style-name="Source_20_Text">POST /update-sensor HTTP/1.1</text:span></text:p>
      <text:p text:style-name="Preformatted_20_Text"><text:span text:style-name="Source_20_Text">Host: example.com</text:span></text:p>
      <text:p text:style-name="Preformatted_20_Text"><text:span text:style-name="Source_20_Text">api_key=api&amp;sensor_name=name&amp;temperature=value1&amp;humidity=value2&amp;pressure=value3</text:span></text:p>
      <text:p text:style-name="P1"><text:span text:style-name="Source_20_Text">Content-Type: application/x-www-form-urlencoded</text:span></text:p>
      <text:p text:style-name="Text_20_body">In the body request, you can also send a JSON object:</text:p>
      <text:p text:style-name="Preformatted_20_Text"><text:span text:style-name="Source_20_Text">POST /update-sensor HTTP/1.1</text:span></text:p>
      <text:p text:style-name="Preformatted_20_Text"><text:span text:style-name="Source_20_Text">Host: example.com</text:span></text:p>
      <text:p text:style-name="Preformatted_20_Text"><text:span text:style-name="Source_20_Text">{api_key: "api", sensor_name: "name", temperature: value1, humidity: value2, pressure: value3}</text:span></text:p>
      <text:p text:style-name="P1"><text:span text:style-name="Source_20_Text">Content-Type: application/json</text:span></text:p>
      <text:p text:style-name="Text_20_body"><text:span text:style-name="Emphasis">(With HTTP POST, data is not visible in the URL request. However, if it’s not encrypted, it’s still visible in the request body.)</text:span></text:p>
      <text:h text:style-name="Heading_20_3" text:outline-level="3">HTTP GET/POST with ESP32</text:h>
      <text:p text:style-name="Text_20_body">In this guide, we’ll explore the following scenarios:</text:p>
      <text:list xml:id="list1137031114" text:style-name="L2">
        <text:list-item>
          <text:p text:style-name="P12"><text:a xlink:type="simple" xlink:href="https://randomnerdtutorials.com/esp32-http-get-post-arduino/#http-get-1" text:style-name="Internet_20_link" text:visited-style-name="Visited_20_Internet_20_Link">ESP32 HTTP GET: Value or Query in URL</text:a></text:p>
        </text:list-item>
        <text:list-item>
          <text:p text:style-name="P12"><text:a xlink:type="simple" xlink:href="https://randomnerdtutorials.com/esp32-http-get-post-arduino/#http-get-2" text:style-name="Internet_20_link" text:visited-style-name="Visited_20_Internet_20_Link">ESP32 HTTP GET: JSON Data Object or Plain Text</text:a></text:p>
        </text:list-item>
        <text:list-item>
          <text:p text:style-name="P6"><text:a xlink:type="simple" xlink:href="https://randomnerdtutorials.com/esp32-http-get-post-arduino/#http-post" text:style-name="Internet_20_link" text:visited-style-name="Visited_20_Internet_20_Link">ESP32 HTTP POST: URL Encoded, JSON Data Object, Plain Text</text:a></text:p>
        </text:list-item>
      </text:list>
      <text:h text:style-name="Heading_20_2" text:outline-level="2">Prerequisites</text:h>
      <text:p text:style-name="Text_20_body">Before proceeding with this tutorial, make sure you complete the following prerequisites.</text:p>
      <text:h text:style-name="Heading_20_3" text:outline-level="3"><text:soft-page-break/>Arduino_JSON Library</text:h>
      <text:p text:style-name="Text_20_body">You also need to install the <text:a xlink:type="simple" xlink:href="https://github.com/arduino-libraries/Arduino_JSON" office:target-frame-name="_blank" xlink:show="new" text:style-name="Internet_20_link" text:visited-style-name="Visited_20_Internet_20_Link">Arduino_JSON library</text:a>. You can install this library in the Arduino IDE Library Manager. Just go to <text:span text:style-name="Strong_20_Emphasis">Sketch </text:span>&gt; <text:span text:style-name="Strong_20_Emphasis">Include Library</text:span> &gt; <text:span text:style-name="Strong_20_Emphasis">Manage Libraries</text:span> and search for the library name as follows:</text:p>
      <text:h text:style-name="Heading_20_3" text:outline-level="3">Parts Required</text:h>
      <text:p text:style-name="Text_20_body">For this tutorial you need the following parts:</text:p>
      <text:p text:style-name="Preformatted_20_Text"><text:span text:style-name="Source_20_Text">// Replace with your network credentials</text:span></text:p>
      <text:p text:style-name="Preformatted_20_Text"><text:span text:style-name="Source_20_Text">const char* ssid <text:s text:c="4"/>= "REPLACE_WITH_YOUR_SSID";</text:span></text:p>
      <text:p text:style-name="P1"><text:span text:style-name="Source_20_Text">const char* password = "REPLACE_WITH_YOUR_PASSWORD";</text:span></text:p>
      <text:h text:style-name="Heading_20_4" text:outline-level="4">Setting your serverName</text:h>
      <text:p text:style-name="Text_20_body">You also need to type your domain name or Node-RED IP address, so the ESP publishes the readings to your own server.</text:p>
      <text:p text:style-name="P1"><text:span text:style-name="Source_20_Text">String serverName = "http://192.168.1.106:1880/update-sensor";</text:span></text:p>
      <text:p text:style-name="Text_20_body">Now, upload the code to your board and it should work straight away. </text:p>
      <text:p text:style-name="Text_20_body">Read the next section, if you want to learn how to make the HTTP GET request.</text:p>
      <text:h text:style-name="Heading_20_4" text:outline-level="4">HTTP GET Request</text:h>
      <text:p text:style-name="Text_20_body">In the loop() is where you actually make the HTTP GET request every 5 seconds with sample data:</text:p>
      <text:p text:style-name="Preformatted_20_Text"><text:span text:style-name="Source_20_Text">String serverPath = serverName + "?temperature=24.37";</text:span></text:p>
      <text:p text:style-name="Preformatted_20_Text"/>
      <text:p text:style-name="Preformatted_20_Text"><text:span text:style-name="Source_20_Text">// Your Domain name with URL path or IP address with path</text:span></text:p>
      <text:p text:style-name="Preformatted_20_Text"><text:span text:style-name="Source_20_Text">http.begin(serverPath.c_str());</text:span></text:p>
      <text:p text:style-name="Preformatted_20_Text"/>
      <text:p text:style-name="Preformatted_20_Text"><text:span text:style-name="Source_20_Text">// Send HTTP GET request</text:span></text:p>
      <text:p text:style-name="P1"><text:span text:style-name="Source_20_Text">int httpResponseCode = http.GET();</text:span></text:p>
      <text:p text:style-name="Text_20_body">The ESP32 makes a new request in the following URL to update the sensor field with a new temperature.</text:p>
      <text:section text:style-name="Sect1" text:name="content_6_btf_wrapper">
        <text:section text:style-name="Sect1" text:name="content_6_btf">
          <text:section text:style-name="Sect1" text:name="google_ads_iframe_/1030006/randomnerdtutorials/content_5__container__">
            <text:p text:style-name="Text_20_body"><text:span text:style-name="Source_20_Text">http://192.168.1.106:1880/update-sensor?temperature=24.37</text:span></text:p>
          </text:section>
        </text:section>
      </text:section>
      <text:p text:style-name="Text_20_body">Then, the following lines of code save the HTTP response from the server.</text:p>
      <text:p text:style-name="Preformatted_20_Text"><text:span text:style-name="Source_20_Text">if (httpResponseCode&gt;0) {</text:span></text:p>
      <text:p text:style-name="Preformatted_20_Text"><text:span text:style-name="Source_20_Text"><text:s text:c="2"/>Serial.print("HTTP Response code: ");</text:span></text:p>
      <text:p text:style-name="Preformatted_20_Text"><text:span text:style-name="Source_20_Text"><text:s text:c="2"/>Serial.println(httpResponseCode);</text:span></text:p>
      <text:p text:style-name="Preformatted_20_Text"><text:span text:style-name="Source_20_Text"><text:s text:c="2"/>String payload = http.getString();</text:span></text:p>
      <text:p text:style-name="Preformatted_20_Text"><text:span text:style-name="Source_20_Text"><text:s text:c="2"/>Serial.println(payload);</text:span></text:p>
      <text:p text:style-name="Preformatted_20_Text"><text:span text:style-name="Source_20_Text">}</text:span></text:p>
      <text:p text:style-name="Preformatted_20_Text"><text:span text:style-name="Source_20_Text">else {</text:span></text:p>
      <text:p text:style-name="Preformatted_20_Text"><text:span text:style-name="Source_20_Text"><text:s text:c="2"/>Serial.print("Error code: ");</text:span></text:p>
      <text:p text:style-name="Preformatted_20_Text"><text:span text:style-name="Source_20_Text"><text:s text:c="2"/>Serial.println(httpResponseCode);</text:span></text:p>
      <text:p text:style-name="P1"><text:span text:style-name="Source_20_Text">}</text:span></text:p>
      <text:h text:style-name="Heading_20_3" text:outline-level="3"><text:soft-page-break/>Demonstration</text:h>
      <text:p text:style-name="Text_20_body">With your board running the new sketch, open the Node-RED debug window. You’ll see that the sample values are being printed successfully (24.37).</text:p>
      <text:p text:style-name="Text_20_body"/>
      <text:h text:style-name="Heading_20_2" text:outline-level="2"><text:bookmark text:name="http-get-2"/>2. ESP32 HTTP GET: JSON Data Object or Plain Text</text:h>
      <text:p text:style-name="Text_20_body">This next example shows how to make an HTTP GET request to get a JSON object and decode it with the ESP32. Many APIs return data in JSON format.</text:p>
      <text:p text:style-name="Text_20_body">Copy the next sketch to your Arduino IDE (type your SSID and password):</text:p>
      <text:p text:style-name="P2"><text:span text:style-name="Source_20_Text">#include &lt;WiFi.h&gt;</text:span></text:p>
      <text:p text:style-name="P2"><text:span text:style-name="Source_20_Text">#include &lt;HTTPClient.h&gt;</text:span></text:p>
      <text:p text:style-name="P2"><text:span text:style-name="Source_20_Text">#include &lt;Arduino_JSON.h&gt;</text:span></text:p>
      <text:p text:style-name="P2"/>
      <text:p text:style-name="P2"><text:span text:style-name="Source_20_Text">const char* ssid = "REPLACE_WITH_YOUR_SSID";</text:span></text:p>
      <text:p text:style-name="P2"><text:span text:style-name="Source_20_Text">const char* password = "REPLACE_WITH_YOUR_PASSWORD";</text:span></text:p>
      <text:p text:style-name="P2"/>
      <text:p text:style-name="P2"><text:span text:style-name="Source_20_Text">//Your Domain name with URL path or IP address with path</text:span></text:p>
      <text:p text:style-name="P2"><text:span text:style-name="Source_20_Text">const char* serverName = "http://192.168.1.106:1880/get-sensor";</text:span></text:p>
      <text:p text:style-name="P2"/>
      <text:p text:style-name="P2"><text:span text:style-name="Source_20_Text">// the following variables are unsigned longs because the time, measured in</text:span></text:p>
      <text:p text:style-name="P2"><text:span text:style-name="Source_20_Text">// milliseconds, will quickly become a bigger number than can be stored in an int.</text:span></text:p>
      <text:p text:style-name="P2"><text:span text:style-name="Source_20_Text">unsigned long lastTime = 0;</text:span></text:p>
      <text:p text:style-name="P2"><text:span text:style-name="Source_20_Text">// Timer set to 10 minutes (600000)</text:span></text:p>
      <text:p text:style-name="P2"><text:span text:style-name="Source_20_Text">//unsigned long timerDelay = 600000;</text:span></text:p>
      <text:p text:style-name="P2"><text:span text:style-name="Source_20_Text">// Set timer to 5 seconds (5000)</text:span></text:p>
      <text:p text:style-name="P2"><text:span text:style-name="Source_20_Text">unsigned long timerDelay = 5000;</text:span></text:p>
      <text:p text:style-name="P2"/>
      <text:p text:style-name="P2"><text:span text:style-name="Source_20_Text">String sensorReadings;</text:span></text:p>
      <text:p text:style-name="P2"><text:soft-page-break/><text:span text:style-name="Source_20_Text">float sensorReadingsArr[3];</text:span></text:p>
      <text:p text:style-name="P2"/>
      <text:p text:style-name="P2"><text:span text:style-name="Source_20_Text">void setup() {</text:span></text:p>
      <text:p text:style-name="P2"><text:span text:style-name="Source_20_Text"><text:s text:c="2"/>Serial.begin(115200);</text:span></text:p>
      <text:p text:style-name="P2"/>
      <text:p text:style-name="P2"><text:span text:style-name="Source_20_Text"><text:s text:c="2"/>WiFi.begin(ssid, password);</text:span></text:p>
      <text:p text:style-name="P2"><text:span text:style-name="Source_20_Text"><text:s text:c="2"/>Serial.println("Connecting");</text:span></text:p>
      <text:p text:style-name="P2"><text:span text:style-name="Source_20_Text"><text:s text:c="2"/>while(WiFi.status() != WL_CONNECTED) {</text:span></text:p>
      <text:p text:style-name="P2"><text:span text:style-name="Source_20_Text"><text:s text:c="4"/>delay(500);</text:span></text:p>
      <text:p text:style-name="P2"><text:span text:style-name="Source_20_Text"><text:s text:c="4"/>Serial.print(".");</text:span></text:p>
      <text:p text:style-name="P2"><text:span text:style-name="Source_20_Text"><text:s text:c="2"/>}</text:span></text:p>
      <text:p text:style-name="P2"><text:span text:style-name="Source_20_Text"><text:s text:c="2"/>Serial.println("");</text:span></text:p>
      <text:p text:style-name="P2"><text:span text:style-name="Source_20_Text"><text:s text:c="2"/>Serial.print("Connected to WiFi network with IP Address: ");</text:span></text:p>
      <text:p text:style-name="P2"><text:span text:style-name="Source_20_Text"><text:s text:c="2"/>Serial.println(WiFi.localIP());</text:span></text:p>
      <text:p text:style-name="P2"><text:span text:style-name="Source_20_Text"><text:s/></text:span></text:p>
      <text:p text:style-name="P2"><text:span text:style-name="Source_20_Text"><text:s text:c="2"/>Serial.println("Timer set to 5 seconds (timerDelay variable), it will take 5 seconds before publishing the first reading.");</text:span></text:p>
      <text:p text:style-name="P2"><text:span text:style-name="Source_20_Text">}</text:span></text:p>
      <text:p text:style-name="P2"/>
      <text:p text:style-name="P2"><text:span text:style-name="Source_20_Text">void loop() {</text:span></text:p>
      <text:p text:style-name="P2"><text:span text:style-name="Source_20_Text"><text:s text:c="2"/>//Send an HTTP POST request every 10 minutes</text:span></text:p>
      <text:p text:style-name="P2"><text:span text:style-name="Source_20_Text"><text:s text:c="2"/>if ((millis() - lastTime) &gt; timerDelay) {</text:span></text:p>
      <text:p text:style-name="P2"><text:span text:style-name="Source_20_Text"><text:s text:c="4"/>//Check WiFi connection status</text:span></text:p>
      <text:p text:style-name="P2"><text:span text:style-name="Source_20_Text"><text:s text:c="4"/>if(WiFi.status()== WL_CONNECTED){</text:span></text:p>
      <text:p text:style-name="P2"><text:span text:style-name="Source_20_Text"><text:s text:c="14"/></text:span></text:p>
      <text:p text:style-name="P2"><text:span text:style-name="Source_20_Text"><text:s text:c="6"/>sensorReadings = httpGETRequest(serverName);</text:span></text:p>
      <text:p text:style-name="P2"><text:soft-page-break/><text:span text:style-name="Source_20_Text"><text:s text:c="6"/>Serial.println(sensorReadings);</text:span></text:p>
      <text:p text:style-name="P2"><text:span text:style-name="Source_20_Text"><text:s text:c="6"/>JSONVar myObject = JSON.parse(sensorReadings);</text:span></text:p>
      <text:p text:style-name="P2"><text:span text:style-name="Source_20_Text"><text:s text:c="2"/></text:span></text:p>
      <text:p text:style-name="P2"><text:span text:style-name="Source_20_Text"><text:s text:c="6"/>// JSON.typeof(jsonVar) can be used to get the type of the var</text:span></text:p>
      <text:p text:style-name="P2"><text:span text:style-name="Source_20_Text"><text:s text:c="6"/>if (JSON.typeof(myObject) == "undefined") {</text:span></text:p>
      <text:p text:style-name="P2"><text:span text:style-name="Source_20_Text"><text:s text:c="8"/>Serial.println("Parsing input failed!");</text:span></text:p>
      <text:p text:style-name="P2"><text:span text:style-name="Source_20_Text"><text:s text:c="8"/>return;</text:span></text:p>
      <text:p text:style-name="P2"><text:span text:style-name="Source_20_Text"><text:s text:c="6"/>}</text:span></text:p>
      <text:p text:style-name="P2"><text:span text:style-name="Source_20_Text"><text:s text:c="4"/></text:span></text:p>
      <text:p text:style-name="P2"><text:span text:style-name="Source_20_Text"><text:s text:c="6"/>Serial.print("JSON object = ");</text:span></text:p>
      <text:p text:style-name="P2"><text:span text:style-name="Source_20_Text"><text:s text:c="6"/>Serial.println(myObject);</text:span></text:p>
      <text:p text:style-name="P2"><text:span text:style-name="Source_20_Text"><text:s text:c="4"/></text:span></text:p>
      <text:p text:style-name="P2"><text:span text:style-name="Source_20_Text"><text:s text:c="6"/>// myObject.keys() can be used to get an array of all the keys in the object</text:span></text:p>
      <text:p text:style-name="P2"><text:span text:style-name="Source_20_Text"><text:s text:c="6"/>JSONVar keys = myObject.keys();</text:span></text:p>
      <text:p text:style-name="P2"><text:span text:style-name="Source_20_Text"><text:s text:c="4"/></text:span></text:p>
      <text:p text:style-name="P2"><text:span text:style-name="Source_20_Text"><text:s text:c="6"/>for (int i = 0; i &lt; keys.length(); i++) {</text:span></text:p>
      <text:p text:style-name="P2"><text:span text:style-name="Source_20_Text"><text:s text:c="8"/>JSONVar value = myObject[keys[i]];</text:span></text:p>
      <text:p text:style-name="P2"><text:span text:style-name="Source_20_Text"><text:s text:c="8"/>Serial.print(keys[i]);</text:span></text:p>
      <text:p text:style-name="P2"><text:span text:style-name="Source_20_Text"><text:s text:c="8"/>Serial.print(" = ");</text:span></text:p>
      <text:p text:style-name="P2"><text:span text:style-name="Source_20_Text"><text:s text:c="8"/>Serial.println(value);</text:span></text:p>
      <text:p text:style-name="P2"><text:span text:style-name="Source_20_Text"><text:s text:c="8"/>sensorReadingsArr[i] = double(value);</text:span></text:p>
      <text:p text:style-name="P2"><text:span text:style-name="Source_20_Text"><text:s text:c="6"/>}</text:span></text:p>
      <text:p text:style-name="P2"><text:span text:style-name="Source_20_Text"><text:s text:c="6"/>Serial.print("1 = ");</text:span></text:p>
      <text:p text:style-name="P2"><text:span text:style-name="Source_20_Text"><text:s text:c="6"/>Serial.println(sensorReadingsArr[0]);</text:span></text:p>
      <text:p text:style-name="P2"><text:span text:style-name="Source_20_Text"><text:s text:c="6"/>Serial.print("2 = ");</text:span></text:p>
      <text:p text:style-name="P2"><text:span text:style-name="Source_20_Text"><text:s text:c="6"/>Serial.println(sensorReadingsArr[1]);</text:span></text:p>
      <text:p text:style-name="P2"><text:soft-page-break/><text:span text:style-name="Source_20_Text"><text:s text:c="6"/>Serial.print("3 = ");</text:span></text:p>
      <text:p text:style-name="P2"><text:span text:style-name="Source_20_Text"><text:s text:c="6"/>Serial.println(sensorReadingsArr[2]);</text:span></text:p>
      <text:p text:style-name="P2"><text:span text:style-name="Source_20_Text"><text:s text:c="4"/>}</text:span></text:p>
      <text:p text:style-name="P2"><text:span text:style-name="Source_20_Text"><text:s text:c="4"/>else {</text:span></text:p>
      <text:p text:style-name="P2"><text:span text:style-name="Source_20_Text"><text:s text:c="6"/>Serial.println("WiFi Disconnected");</text:span></text:p>
      <text:p text:style-name="P2"><text:span text:style-name="Source_20_Text"><text:s text:c="4"/>}</text:span></text:p>
      <text:p text:style-name="P2"><text:span text:style-name="Source_20_Text"><text:s text:c="4"/>lastTime = millis();</text:span></text:p>
      <text:p text:style-name="P2"><text:span text:style-name="Source_20_Text"><text:s text:c="2"/>}</text:span></text:p>
      <text:p text:style-name="P2"><text:span text:style-name="Source_20_Text">}</text:span></text:p>
      <text:p text:style-name="P2"/>
      <text:p text:style-name="P2"><text:span text:style-name="Source_20_Text">String httpGETRequest(const char* serverName) {</text:span></text:p>
      <text:p text:style-name="P2"><text:span text:style-name="Source_20_Text"><text:s text:c="2"/>HTTPClient http;</text:span></text:p>
      <text:p text:style-name="P2"><text:span text:style-name="Source_20_Text"><text:s text:c="4"/></text:span></text:p>
      <text:p text:style-name="P2"><text:span text:style-name="Source_20_Text"><text:s text:c="2"/>// Your IP address with path or Domain name with URL path </text:span></text:p>
      <text:p text:style-name="P2"><text:span text:style-name="Source_20_Text"><text:s text:c="2"/>http.begin(serverName);</text:span></text:p>
      <text:p text:style-name="P2"><text:span text:style-name="Source_20_Text"><text:s text:c="2"/></text:span></text:p>
      <text:p text:style-name="P2"><text:span text:style-name="Source_20_Text"><text:s text:c="2"/>// Send HTTP POST request</text:span></text:p>
      <text:p text:style-name="P2"><text:span text:style-name="Source_20_Text"><text:s text:c="2"/>int httpResponseCode = http.GET();</text:span></text:p>
      <text:p text:style-name="P2"><text:span text:style-name="Source_20_Text"><text:s text:c="2"/></text:span></text:p>
      <text:p text:style-name="P2"><text:span text:style-name="Source_20_Text"><text:s text:c="2"/>String payload = "{}"; </text:span></text:p>
      <text:p text:style-name="P2"><text:span text:style-name="Source_20_Text"><text:s text:c="2"/></text:span></text:p>
      <text:p text:style-name="P2"><text:span text:style-name="Source_20_Text"><text:s text:c="2"/>if (httpResponseCode&gt;0) {</text:span></text:p>
      <text:p text:style-name="P2"><text:span text:style-name="Source_20_Text"><text:s text:c="4"/>Serial.print("HTTP Response code: ");</text:span></text:p>
      <text:p text:style-name="P2"><text:span text:style-name="Source_20_Text"><text:s text:c="4"/>Serial.println(httpResponseCode);</text:span></text:p>
      <text:p text:style-name="P2"><text:span text:style-name="Source_20_Text"><text:s text:c="4"/>payload = http.getString();</text:span></text:p>
      <text:p text:style-name="P2"><text:span text:style-name="Source_20_Text"><text:s text:c="2"/>}</text:span></text:p>
      <text:p text:style-name="P2"><text:soft-page-break/><text:span text:style-name="Source_20_Text"><text:s text:c="2"/>else {</text:span></text:p>
      <text:p text:style-name="P2"><text:span text:style-name="Source_20_Text"><text:s text:c="4"/>Serial.print("Error code: ");</text:span></text:p>
      <text:p text:style-name="P2"><text:span text:style-name="Source_20_Text"><text:s text:c="4"/>Serial.println(httpResponseCode);</text:span></text:p>
      <text:p text:style-name="P2"><text:span text:style-name="Source_20_Text"><text:s text:c="2"/>}</text:span></text:p>
      <text:p text:style-name="P2"><text:span text:style-name="Source_20_Text"><text:s text:c="2"/>// Free resources</text:span></text:p>
      <text:p text:style-name="P2"><text:span text:style-name="Source_20_Text"><text:s text:c="2"/>http.end();</text:span></text:p>
      <text:p text:style-name="P2"/>
      <text:p text:style-name="P4"><text:span text:style-name="Source_20_Text"><text:s text:c="2"/>return payload;</text:span></text:p>
      <text:p text:style-name="P4">Setting your serverName</text:p>
      <text:p text:style-name="Text_20_body">Enter your domain name or Node-RED IP address, so the ESP requests the sensor readings that will be retrieved in a JSON object.</text:p>
      <text:p text:style-name="P1"><text:span text:style-name="Source_20_Text">String serverName = "http://192.168.1.106:1880/get-sensor";</text:span></text:p>
      <text:p text:style-name="Text_20_body">Now, upload the code to your board.</text:p>
      <text:h text:style-name="Heading_20_3" text:outline-level="3">HTTP GET Request (JSON Object)</text:h>
      <text:p text:style-name="Text_20_body">In the loop(), call the httpGETRequest() function to make the HTTP GET request:</text:p>
      <text:p text:style-name="P1"><text:span text:style-name="Source_20_Text">sensorReadings = httpGETRequest(serverName);</text:span></text:p>
      <text:p text:style-name="Text_20_body">The httpGETRequest() function makes a request to Node-RED address <text:span text:style-name="Emphasis">http://192.168.1.106:1880/get-sensor</text:span> and it retrieves a string with a JSON object.</text:p>
      <text:p text:style-name="Preformatted_20_Text"><text:span text:style-name="Source_20_Text">String httpGETRequest(const char* serverName) {</text:span></text:p>
      <text:p text:style-name="Preformatted_20_Text"><text:span text:style-name="Source_20_Text"><text:s text:c="2"/>HTTPClient http;</text:span></text:p>
      <text:p text:style-name="Preformatted_20_Text"/>
      <text:p text:style-name="Preformatted_20_Text"><text:span text:style-name="Source_20_Text"><text:s text:c="2"/>// Your IP address with path or Domain name with URL path </text:span></text:p>
      <text:p text:style-name="Preformatted_20_Text"><text:span text:style-name="Source_20_Text"><text:s text:c="2"/>http.begin(serverName);</text:span></text:p>
      <text:p text:style-name="Preformatted_20_Text"/>
      <text:p text:style-name="Preformatted_20_Text"><text:span text:style-name="Source_20_Text"><text:s text:c="2"/>// Send HTTP POST request</text:span></text:p>
      <text:p text:style-name="Preformatted_20_Text"><text:span text:style-name="Source_20_Text"><text:s text:c="2"/>int httpResponseCode = http.GET();</text:span></text:p>
      <text:p text:style-name="Preformatted_20_Text"/>
      <text:p text:style-name="Preformatted_20_Text"><text:span text:style-name="Source_20_Text"><text:s text:c="2"/>String payload = "{}"; </text:span></text:p>
      <text:p text:style-name="Preformatted_20_Text"/>
      <text:p text:style-name="Preformatted_20_Text"><text:span text:style-name="Source_20_Text"><text:s text:c="2"/>if (httpResponseCode&gt;0) {</text:span></text:p>
      <text:p text:style-name="Preformatted_20_Text"><text:span text:style-name="Source_20_Text"><text:s text:c="4"/>Serial.print("HTTP Response code: ");</text:span></text:p>
      <text:p text:style-name="Preformatted_20_Text"><text:span text:style-name="Source_20_Text"><text:s text:c="4"/>Serial.println(httpResponseCode);</text:span></text:p>
      <text:p text:style-name="Preformatted_20_Text"><text:span text:style-name="Source_20_Text"><text:s text:c="4"/>payload = http.getString();</text:span></text:p>
      <text:p text:style-name="Preformatted_20_Text"><text:span text:style-name="Source_20_Text"><text:s text:c="2"/>}</text:span></text:p>
      <text:p text:style-name="Preformatted_20_Text"><text:span text:style-name="Source_20_Text"><text:s text:c="2"/>else {</text:span></text:p>
      <text:p text:style-name="Preformatted_20_Text"><text:span text:style-name="Source_20_Text"><text:s text:c="4"/>Serial.print("Error code: ");</text:span></text:p>
      <text:p text:style-name="Preformatted_20_Text"><text:span text:style-name="Source_20_Text"><text:s text:c="4"/>Serial.println(httpResponseCode);</text:span></text:p>
      <text:p text:style-name="Preformatted_20_Text"><text:span text:style-name="Source_20_Text"><text:s text:c="2"/>}</text:span></text:p>
      <text:p text:style-name="Preformatted_20_Text"><text:soft-page-break/><text:span text:style-name="Source_20_Text"><text:s text:c="2"/>// Free resources</text:span></text:p>
      <text:p text:style-name="Preformatted_20_Text"><text:span text:style-name="Source_20_Text"><text:s text:c="2"/>http.end();</text:span></text:p>
      <text:p text:style-name="Preformatted_20_Text"/>
      <text:p text:style-name="Preformatted_20_Text"><text:span text:style-name="Source_20_Text"><text:s text:c="2"/>return payload;</text:span></text:p>
      <text:p text:style-name="P1"><text:span text:style-name="Source_20_Text">}</text:span></text:p>
      <text:h text:style-name="Heading_20_3" text:outline-level="3">Decoding JSON Object</text:h>
      <text:p text:style-name="Text_20_body">To get access to the values, decode the JSON object and store all values in the sensorReadingsArr array.</text:p>
      <text:p text:style-name="Preformatted_20_Text"><text:span text:style-name="Source_20_Text">JSONVar myObject = JSON.parse(sensorReadings);</text:span></text:p>
      <text:p text:style-name="Preformatted_20_Text"/>
      <text:p text:style-name="Preformatted_20_Text"><text:span text:style-name="Source_20_Text">// JSON.typeof(jsonVar) can be used to get the type of the var</text:span></text:p>
      <text:p text:style-name="Preformatted_20_Text"><text:span text:style-name="Source_20_Text">if (JSON.typeof(myObject) == "undefined") {</text:span></text:p>
      <text:p text:style-name="Preformatted_20_Text"><text:span text:style-name="Source_20_Text"><text:s text:c="2"/>Serial.println("Parsing input failed!");</text:span></text:p>
      <text:p text:style-name="Preformatted_20_Text"><text:span text:style-name="Source_20_Text"><text:s text:c="2"/>return;</text:span></text:p>
      <text:p text:style-name="Preformatted_20_Text"><text:span text:style-name="Source_20_Text">}</text:span></text:p>
      <text:p text:style-name="Preformatted_20_Text"/>
      <text:p text:style-name="Preformatted_20_Text"><text:span text:style-name="Source_20_Text">Serial.print("JSON object = ");</text:span></text:p>
      <text:p text:style-name="Preformatted_20_Text"><text:span text:style-name="Source_20_Text">Serial.println(myObject);</text:span></text:p>
      <text:p text:style-name="Preformatted_20_Text"/>
      <text:p text:style-name="Preformatted_20_Text"><text:span text:style-name="Source_20_Text">// myObject.keys() can be used to get an array of all the keys in the object</text:span></text:p>
      <text:p text:style-name="Preformatted_20_Text"><text:span text:style-name="Source_20_Text">JSONVar keys = myObject.keys();</text:span></text:p>
      <text:p text:style-name="Preformatted_20_Text"/>
      <text:p text:style-name="Preformatted_20_Text"><text:span text:style-name="Source_20_Text">for (int i = 0; i &lt; keys.length(); i++) {</text:span></text:p>
      <text:p text:style-name="Preformatted_20_Text"><text:span text:style-name="Source_20_Text"><text:s text:c="2"/>JSONVar value = myObject[keys[i]];</text:span></text:p>
      <text:p text:style-name="Preformatted_20_Text"><text:span text:style-name="Source_20_Text"><text:s text:c="2"/>Serial.print(keys[i]);</text:span></text:p>
      <text:p text:style-name="Preformatted_20_Text"><text:span text:style-name="Source_20_Text"><text:s text:c="2"/>Serial.print(" = ");</text:span></text:p>
      <text:p text:style-name="Preformatted_20_Text"><text:span text:style-name="Source_20_Text"><text:s text:c="2"/>Serial.println(value);</text:span></text:p>
      <text:p text:style-name="Preformatted_20_Text"><text:span text:style-name="Source_20_Text"><text:s text:c="2"/>sensorReadingsArr[i] = double(value);</text:span></text:p>
      <text:p text:style-name="Preformatted_20_Text"><text:span text:style-name="Source_20_Text">}</text:span></text:p>
      <text:p text:style-name="Preformatted_20_Text"><text:span text:style-name="Source_20_Text">Serial.print("1 = ");</text:span></text:p>
      <text:p text:style-name="Preformatted_20_Text"><text:span text:style-name="Source_20_Text">Serial.println(sensorReadingsArr[0]);</text:span></text:p>
      <text:p text:style-name="Preformatted_20_Text"><text:span text:style-name="Source_20_Text">Serial.print("2 = ");</text:span></text:p>
      <text:p text:style-name="Preformatted_20_Text"><text:span text:style-name="Source_20_Text">Serial.println(sensorReadingsArr[1]);</text:span></text:p>
      <text:p text:style-name="Preformatted_20_Text"><text:span text:style-name="Source_20_Text">Serial.print("3 = ");</text:span></text:p>
      <text:p text:style-name="P1"><text:span text:style-name="Source_20_Text">Serial.println(sensorReadingsArr[2]);</text:span></text:p>
      <text:h text:style-name="Heading_20_3" text:outline-level="3">HTTP GET Demonstration</text:h>
      <text:p text:style-name="Text_20_body">After uploading the code, open the Arduino IDE and you’ll see that it’s receiving the following JSON data:</text:p>
      <text:p text:style-name="P1"><text:span text:style-name="Source_20_Text">{"value1":24.25,"value2":49.54,"value3":1005.14}</text:span></text:p>
      <text:p text:style-name="Text_20_body">Then, you print the decoded JSON object in the Arduino IDE Serial Monitor.</text:p>
      <text:p text:style-name="Text_20_body">For debugging purposes, the requested information is also printed in the Node-RED debug window.</text:p>
      <text:p text:style-name="Text_20_body"/>
      <text:h text:style-name="Heading_20_2" text:outline-level="2"><text:bookmark text:name="http-post"/><text:soft-page-break/>3. ESP32 HTTP POST: URL Encoded, JSON Data Object, Plain Text</text:h>
      <text:p text:style-name="Text_20_body">Finally, you’ll learn how to make an HTTP POST request with an ESP32.</text:p>
      <text:p text:style-name="Text_20_body">With this example, your ESP32 can make HTTP POST requests using three different types of body requests: URL encoded, JSON object or plain text. These are the most common methods and should integrate with most APIs or web services.</text:p>
      <text:p text:style-name="P10"/>
      <text:p text:style-name="Text_20_body">Copy the next sketch to your Arduino IDE (type your SSID and password):</text:p>
      <text:p text:style-name="P2"><text:span text:style-name="Source_20_Text"><text:span text:style-name="T2">#include &lt;WiFi.h&gt;</text:span></text:span></text:p>
      <text:p text:style-name="P2"><text:span text:style-name="Source_20_Text"><text:span text:style-name="T2">#include &lt;HTTPClient.h&gt;</text:span></text:span></text:p>
      <text:p text:style-name="P3"/>
      <text:p text:style-name="P2"><text:span text:style-name="Source_20_Text"><text:span text:style-name="T2">const char* ssid = "REPLACE_WITH_YOUR_SSID";</text:span></text:span></text:p>
      <text:p text:style-name="P2"><text:span text:style-name="Source_20_Text"><text:span text:style-name="T2">const char* password = "REPLACE_WITH_YOUR_PASSWORD";</text:span></text:span></text:p>
      <text:p text:style-name="P3"/>
      <text:p text:style-name="P2"><text:span text:style-name="Source_20_Text"><text:span text:style-name="T2">//Your Domain name with URL path or IP address with path</text:span></text:span></text:p>
      <text:p text:style-name="P2"><text:span text:style-name="Source_20_Text"><text:span text:style-name="T2">const char* serverName = "http://192.168.1.106:1880/update-sensor";</text:span></text:span></text:p>
      <text:p text:style-name="P3"/>
      <text:p text:style-name="P2"><text:span text:style-name="Source_20_Text"><text:span text:style-name="T2">// the following variables are unsigned longs because the time, measured in</text:span></text:span></text:p>
      <text:p text:style-name="P2"><text:span text:style-name="Source_20_Text"><text:span text:style-name="T2">// milliseconds, will quickly become a bigger number than can be stored in an int.</text:span></text:span></text:p>
      <text:p text:style-name="P2"><text:span text:style-name="Source_20_Text"><text:span text:style-name="T2">unsigned long lastTime = 0;</text:span></text:span></text:p>
      <text:p text:style-name="P2"><text:span text:style-name="Source_20_Text"><text:span text:style-name="T2">// Timer set to 10 minutes (600000)</text:span></text:span></text:p>
      <text:p text:style-name="P2"><text:span text:style-name="Source_20_Text"><text:span text:style-name="T2">//unsigned long timerDelay = 600000;</text:span></text:span></text:p>
      <text:p text:style-name="P2"><text:span text:style-name="Source_20_Text"><text:span text:style-name="T2">// Set timer to 5 seconds (5000)</text:span></text:span></text:p>
      <text:p text:style-name="P2"><text:span text:style-name="Source_20_Text"><text:span text:style-name="T2">unsigned long timerDelay = 5000;</text:span></text:span></text:p>
      <text:p text:style-name="P3"/>
      <text:p text:style-name="P2"><text:span text:style-name="Source_20_Text"><text:span text:style-name="T2">void setup() {</text:span></text:span></text:p>
      <text:p text:style-name="P2"><text:span text:style-name="Source_20_Text"><text:span text:style-name="T2"><text:s text:c="2"/>Serial.begin(115200);</text:span></text:span></text:p>
      <text:p text:style-name="P3"/>
      <text:p text:style-name="P2"><text:soft-page-break/><text:span text:style-name="Source_20_Text"><text:span text:style-name="T2"><text:s text:c="2"/>WiFi.begin(ssid, password);</text:span></text:span></text:p>
      <text:p text:style-name="P2"><text:span text:style-name="Source_20_Text"><text:span text:style-name="T2"><text:s text:c="2"/>Serial.println("Connecting");</text:span></text:span></text:p>
      <text:p text:style-name="P2"><text:span text:style-name="Source_20_Text"><text:span text:style-name="T2"><text:s text:c="2"/>while(WiFi.status() != WL_CONNECTED) {</text:span></text:span></text:p>
      <text:p text:style-name="P2"><text:span text:style-name="Source_20_Text"><text:span text:style-name="T2"><text:s text:c="4"/>delay(500);</text:span></text:span></text:p>
      <text:p text:style-name="P2"><text:span text:style-name="Source_20_Text"><text:span text:style-name="T2"><text:s text:c="4"/>Serial.print(".");</text:span></text:span></text:p>
      <text:p text:style-name="P2"><text:span text:style-name="Source_20_Text"><text:span text:style-name="T2"><text:s text:c="2"/>}</text:span></text:span></text:p>
      <text:p text:style-name="P2"><text:span text:style-name="Source_20_Text"><text:span text:style-name="T2"><text:s text:c="2"/>Serial.println("");</text:span></text:span></text:p>
      <text:p text:style-name="P2"><text:span text:style-name="Source_20_Text"><text:span text:style-name="T2"><text:s text:c="2"/>Serial.print("Connected to WiFi network with IP Address: ");</text:span></text:span></text:p>
      <text:p text:style-name="P2"><text:span text:style-name="Source_20_Text"><text:span text:style-name="T2"><text:s text:c="2"/>Serial.println(WiFi.localIP());</text:span></text:span></text:p>
      <text:p text:style-name="P2"><text:span text:style-name="Source_20_Text"><text:span text:style-name="T2"><text:s/></text:span></text:span></text:p>
      <text:p text:style-name="P2"><text:span text:style-name="Source_20_Text"><text:span text:style-name="T2"><text:s text:c="2"/>Serial.println("Timer set to 5 seconds (timerDelay variable), it will take 5 seconds before publishing the first reading.");</text:span></text:span></text:p>
      <text:p text:style-name="P2"><text:span text:style-name="Source_20_Text"><text:span text:style-name="T2">}</text:span></text:span></text:p>
      <text:p text:style-name="P3"/>
      <text:p text:style-name="P2"><text:span text:style-name="Source_20_Text"><text:span text:style-name="T2">void loop() {</text:span></text:span></text:p>
      <text:p text:style-name="P2"><text:span text:style-name="Source_20_Text"><text:span text:style-name="T2"><text:s text:c="2"/>//Send an HTTP POST request every 10 minutes</text:span></text:span></text:p>
      <text:p text:style-name="P2"><text:span text:style-name="Source_20_Text"><text:span text:style-name="T2"><text:s text:c="2"/>if ((millis() - lastTime) &gt; timerDelay) {</text:span></text:span></text:p>
      <text:p text:style-name="P2"><text:span text:style-name="Source_20_Text"><text:span text:style-name="T2"><text:s text:c="4"/>//Check WiFi connection status</text:span></text:span></text:p>
      <text:p text:style-name="P2"><text:span text:style-name="Source_20_Text"><text:span text:style-name="T2"><text:s text:c="4"/>if(WiFi.status()== WL_CONNECTED){</text:span></text:span></text:p>
      <text:p text:style-name="P2"><text:span text:style-name="Source_20_Text"><text:span text:style-name="T2"><text:s text:c="6"/>HTTPClient http;</text:span></text:span></text:p>
      <text:p text:style-name="P2"><text:span text:style-name="Source_20_Text"><text:span text:style-name="T2"><text:s text:c="6"/></text:span></text:span></text:p>
      <text:p text:style-name="P2"><text:span text:style-name="Source_20_Text"><text:span text:style-name="T2"><text:s text:c="6"/>// Your Domain name with URL path or IP address with path</text:span></text:span></text:p>
      <text:p text:style-name="P2"><text:span text:style-name="Source_20_Text"><text:span text:style-name="T2"><text:s text:c="6"/>http.begin(serverName);</text:span></text:span></text:p>
      <text:p text:style-name="P3"/>
      <text:p text:style-name="P2"><text:span text:style-name="Source_20_Text"><text:span text:style-name="T2"><text:s text:c="6"/>// Specify content-type header</text:span></text:span></text:p>
      <text:p text:style-name="P2"><text:span text:style-name="Source_20_Text"><text:span text:style-name="T2"><text:s text:c="6"/>http.addHeader("Content-Type", "application/x-www-form-urlencoded");</text:span></text:span></text:p>
      <text:p text:style-name="P2"><text:soft-page-break/><text:span text:style-name="Source_20_Text"><text:span text:style-name="T2"><text:s text:c="6"/>// Data to send with HTTP POST</text:span></text:span></text:p>
      <text:p text:style-name="P2"><text:span text:style-name="Source_20_Text"><text:span text:style-name="T2"><text:s text:c="6"/>String httpRequestData = "api_key=tPmAT5Ab3j7F9&amp;sensor=BME280&amp;value1=24.25&amp;value2=49.54&amp;value3=1005.14"; <text:s text:c="10"/></text:span></text:span></text:p>
      <text:p text:style-name="P2"><text:span text:style-name="Source_20_Text"><text:span text:style-name="T2"><text:s text:c="6"/>// Send HTTP POST request</text:span></text:span></text:p>
      <text:p text:style-name="P2"><text:span text:style-name="Source_20_Text"><text:span text:style-name="T2"><text:s text:c="6"/>int httpResponseCode = http.POST(httpRequestData);</text:span></text:span></text:p>
      <text:p text:style-name="P2"><text:span text:style-name="Source_20_Text"><text:span text:style-name="T2"><text:s text:c="6"/></text:span></text:span></text:p>
      <text:p text:style-name="P2"><text:span text:style-name="Source_20_Text"><text:span text:style-name="T2"><text:s text:c="6"/>// If you need an HTTP request with a content type: application/json, use the following:</text:span></text:span></text:p>
      <text:p text:style-name="P2"><text:span text:style-name="Source_20_Text"><text:span text:style-name="T2"><text:s text:c="6"/>//http.addHeader("Content-Type", "application/json");</text:span></text:span></text:p>
      <text:p text:style-name="P2"><text:span text:style-name="Source_20_Text"><text:span text:style-name="T2"><text:s text:c="6"/>//int httpResponseCode = http.POST("{\"api_key\":\"tPmAT5Ab3j7F9\",\"sensor\":\"BME280\",\"value1\":\"24.25\",\"value2\":\"49.54\",\"value3\":\"1005.14\"}");</text:span></text:span></text:p>
      <text:p text:style-name="P3"/>
      <text:p text:style-name="P2"><text:span text:style-name="Source_20_Text"><text:span text:style-name="T2"><text:s text:c="6"/>// If you need an HTTP request with a content type: text/plain</text:span></text:span></text:p>
      <text:p text:style-name="P2"><text:span text:style-name="Source_20_Text"><text:span text:style-name="T2"><text:s text:c="6"/>//http.addHeader("Content-Type", "text/plain");</text:span></text:span></text:p>
      <text:p text:style-name="P2"><text:span text:style-name="Source_20_Text"><text:span text:style-name="T2"><text:s text:c="6"/>//int httpResponseCode = http.POST("Hello, World!");</text:span></text:span></text:p>
      <text:p text:style-name="P2"><text:span text:style-name="Source_20_Text"><text:span text:style-name="T2"><text:s text:c="5"/></text:span></text:span></text:p>
      <text:p text:style-name="P2"><text:span text:style-name="Source_20_Text"><text:span text:style-name="T2"><text:s text:c="6"/>Serial.print("HTTP Response code: ");</text:span></text:span></text:p>
      <text:p text:style-name="P2"><text:span text:style-name="Source_20_Text"><text:span text:style-name="T2"><text:s text:c="6"/>Serial.println(httpResponseCode);</text:span></text:span></text:p>
      <text:p text:style-name="P2"><text:span text:style-name="Source_20_Text"><text:span text:style-name="T2"><text:s text:c="8"/></text:span></text:span></text:p>
      <text:p text:style-name="P2"><text:span text:style-name="Source_20_Text"><text:span text:style-name="T2"><text:s text:c="6"/>// Free resources</text:span></text:span></text:p>
      <text:p text:style-name="P2"><text:span text:style-name="Source_20_Text"><text:span text:style-name="T2"><text:s text:c="6"/>http.end();</text:span></text:span></text:p>
      <text:p text:style-name="P2"><text:span text:style-name="Source_20_Text"><text:span text:style-name="T2"><text:s text:c="4"/>}</text:span></text:span></text:p>
      <text:p text:style-name="P2"><text:span text:style-name="Source_20_Text"><text:span text:style-name="T2"><text:s text:c="4"/>else {</text:span></text:span></text:p>
      <text:p text:style-name="P2"><text:span text:style-name="Source_20_Text"><text:span text:style-name="T2"><text:s text:c="6"/>Serial.println("WiFi Disconnected");</text:span></text:span></text:p>
      <text:p text:style-name="P2"><text:span text:style-name="Source_20_Text"><text:span text:style-name="T2"><text:s text:c="4"/>}</text:span></text:span></text:p>
      <text:p text:style-name="P2"><text:span text:style-name="Source_20_Text"><text:span text:style-name="T2"><text:s text:c="4"/>lastTime = millis();</text:span></text:span></text:p>
      <text:p text:style-name="P2"><text:span text:style-name="Source_20_Text"><text:span text:style-name="T2"><text:s text:c="2"/>}</text:span></text:span></text:p>
      <text:p text:style-name="P2"><text:soft-page-break/><text:span text:style-name="Source_20_Text"><text:span text:style-name="T2">}</text:span></text:span></text:p>
      <text:p text:style-name="P9"/>
      <text:h text:style-name="Heading_20_3" text:outline-level="3">Setting your serverName</text:h>
      <text:p text:style-name="Text_20_body">Enter your domain name or Node-RED IP address, so the ESP posts sample sensor readings.</text:p>
      <text:p text:style-name="P1"><text:span text:style-name="Source_20_Text">String serverName = "http://192.168.1.106:1880/update-sensor";</text:span></text:p>
      <text:p text:style-name="Text_20_body">Now, upload the code to your board.</text:p>
      <text:h text:style-name="Heading_20_3" text:outline-level="3">HTTP POST URL Encoded</text:h>
      <text:p text:style-name="Text_20_body">To make an HTTP POST request of type URL encoded, like this</text:p>
      <text:p text:style-name="Preformatted_20_Text"><text:span text:style-name="Source_20_Text">POST /update-sensor HTTP/1.1</text:span></text:p>
      <text:p text:style-name="Preformatted_20_Text"><text:span text:style-name="Source_20_Text">Host: 192.168.1.106:1880</text:span></text:p>
      <text:p text:style-name="Preformatted_20_Text"><text:span text:style-name="Source_20_Text">api_key=tPmAT5Ab3j7F9&amp;sensor=BME280&amp;value1=24.25&amp;value2=49.54&amp;value3=1005.14</text:span></text:p>
      <text:p text:style-name="P1"><text:span text:style-name="Source_20_Text">Content-Type: application/x-www-form-urlencoded</text:span></text:p>
      <text:p text:style-name="Text_20_body">You need to run the following in your Arduino code:</text:p>
      <text:p text:style-name="Preformatted_20_Text"><text:span text:style-name="Source_20_Text">// Your Domain name with URL path or IP address with path</text:span></text:p>
      <text:p text:style-name="Preformatted_20_Text"><text:span text:style-name="Source_20_Text">http.begin(serverName);</text:span></text:p>
      <text:p text:style-name="Preformatted_20_Text"/>
      <text:p text:style-name="Preformatted_20_Text"><text:span text:style-name="Source_20_Text">// Specify content-type header</text:span></text:p>
      <text:p text:style-name="Preformatted_20_Text"><text:span text:style-name="Source_20_Text">http.addHeader("Content-Type", "application/x-www-form-urlencoded");</text:span></text:p>
      <text:p text:style-name="Preformatted_20_Text"/>
      <text:p text:style-name="Preformatted_20_Text"><text:span text:style-name="Source_20_Text">// Data to send with HTTP POST</text:span></text:p>
      <text:p text:style-name="Preformatted_20_Text"><text:span text:style-name="Source_20_Text">String httpRequestData = "api_key=tPmAT5Ab3j7F9&amp;sensor=BME280&amp;value1=24.25&amp;value2=49.54&amp;value3=1005.14";</text:span></text:p>
      <text:p text:style-name="Preformatted_20_Text"/>
      <text:p text:style-name="Preformatted_20_Text"><text:span text:style-name="Source_20_Text">// Send HTTP POST request</text:span></text:p>
      <text:p text:style-name="P1"><text:span text:style-name="Source_20_Text">int httpResponseCode = http.POST(httpRequestData);</text:span></text:p>
      <text:h text:style-name="Heading_20_3" text:outline-level="3">HTTP POST JSON Object</text:h>
      <text:p text:style-name="Text_20_body">Or if you prefer to make an HTTP POST request with a JSON object:</text:p>
      <text:p text:style-name="Preformatted_20_Text"><text:span text:style-name="Source_20_Text">POST /update-sensor HTTP/1.1</text:span></text:p>
      <text:p text:style-name="Preformatted_20_Text"><text:span text:style-name="Source_20_Text">Host: example.com</text:span></text:p>
      <text:p text:style-name="Preformatted_20_Text"><text:span text:style-name="Source_20_Text">{api_key: "tPmAT5Ab3j7F9", sensor_name: "BME280", temperature: 24.25; humidity: 49.54; pressure: 1005.14}</text:span></text:p>
      <text:p text:style-name="P1"><text:span text:style-name="Source_20_Text">Content-Type: application/json</text:span></text:p>
      <text:p text:style-name="Text_20_body">Use the next snippe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4:52:40.940370801</meta:creation-date>
    <dc:date>2020-10-29T15:10:19.972207483</dc:date>
    <meta:editing-duration>PT7M24S</meta:editing-duration>
    <meta:editing-cycles>1</meta:editing-cycles>
    <meta:document-statistic meta:table-count="0" meta:image-count="0" meta:object-count="0" meta:page-count="16" meta:paragraph-count="394" meta:word-count="2262" meta:character-count="16909" meta:non-whitespace-character-count="14223"/>
    <meta:generator>LibreOffice/6.4.6.2$Linux_X86_64 LibreOffice_project/40$Build-2</meta:generator>
  </office:meta>
</office:document-meta>
</file>